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366334C79574E8F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19cm, 3.887cm, 17.414cm, 5.19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5.599cm" svg:height="6.299cm" svg:x="0.2cm" svg:y="0.101cm">
          <draw:image xlink:href="Pictures/10000000000005E8000007E0366334C79574E8F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2-28T05:13:40.862382923</dc:date>
    <meta:editing-duration>PT4M27S</meta:editing-duration>
    <meta:editing-cycles>5</meta:editing-cycles>
    <meta:generator>LibreOffice/7.2.5.2$MacOSX_X86_64 LibreOffice_project/499f9727c189e6ef3471021d6132d4c694f357e5</meta:generator>
    <meta:document-statistic meta:object-count="1"/>
  </office:meta>
</office:document-meta>
</file>